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IF([.E10]=[.D10];1;0)" office:value-type="float" office:value="1" calcext:value-type="float">
            <text:p>1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table:formula="of:=IF([.E18]=[.D18];1;0)" office:value-type="float" office:value="1" calcext:value-type="float">
            <text:p>1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 office:value-type="float" office:value="521" calcext:value-type="float">
            <text:p>521</text:p>
          </table:table-cell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IF([.E55]=[.D55];1;0)" office:value-type="float" office:value="1" calcext:value-type="float">
            <text:p>1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IF([.E56]=[.D56];1;0)" office:value-type="float" office:value="1" calcext:value-type="float">
            <text:p>1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IF([.E57]=[.D57];1;0)" office:value-type="float" office:value="1" calcext:value-type="float">
            <text:p>1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table:number-columns-repeated="2" office:value-type="float" office:value="765" calcext:value-type="float">
            <text:p>765</text:p>
          </table:table-cell>
          <table:table-cell table:formula="of:=IF([.E58]=[.D58];1;0)" office:value-type="float" office:value="1" calcext:value-type="float">
            <text:p>1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table:number-columns-repeated="2" office:value-type="float" office:value="193" calcext:value-type="float">
            <text:p>193</text:p>
          </table:table-cell>
          <table:table-cell table:formula="of:=IF([.E66]=[.D66];1;0)" office:value-type="float" office:value="1" calcext:value-type="float">
            <text:p>1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table:number-columns-repeated="2" office:value-type="float" office:value="182" calcext:value-type="float">
            <text:p>182</text:p>
          </table:table-cell>
          <table:table-cell table:formula="of:=IF([.E70]=[.D70];1;0)" office:value-type="float" office:value="1" calcext:value-type="float">
            <text:p>1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table:number-columns-repeated="2" office:value-type="float" office:value="221" calcext:value-type="float">
            <text:p>221</text:p>
          </table:table-cell>
          <table:table-cell table:formula="of:=IF([.E71]=[.D71];1;0)" office:value-type="float" office:value="1" calcext:value-type="float">
            <text:p>1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E80]=[.D80];1;0)" office:value-type="float" office:value="1" calcext:value-type="float">
            <text:p>1</text:p>
          </table:table-cell>
          <table:table-cell table:formula="of:=IF([.D8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E82]=[.D82];1;0)" office:value-type="float" office:value="1" calcext:value-type="float">
            <text:p>1</text:p>
          </table:table-cell>
          <table:table-cell table:formula="of:=IF([.D8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E83]=[.D83];1;0)" office:value-type="float" office:value="1" calcext:value-type="float">
            <text:p>1</text:p>
          </table:table-cell>
          <table:table-cell table:formula="of:=IF([.D8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[.E88]=[.D88];1;0)" office:value-type="float" office:value="1" calcext:value-type="float">
            <text:p>1</text:p>
          </table:table-cell>
          <table:table-cell table:formula="of:=IF([.D8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table:number-columns-repeated="2" office:value-type="float" office:value="918" calcext:value-type="float">
            <text:p>918</text:p>
          </table:table-cell>
          <table:table-cell table:formula="of:=IF([.E128]=[.D128];1;0)" office:value-type="float" office:value="1" calcext:value-type="float">
            <text:p>1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969" calcext:value-type="float">
            <text:p>36969</text:p>
          </table:table-cell>
          <table:table-cell table:formula="of:=(SUM([.E2:.E163]))" office:value-type="float" office:value="18784" calcext:value-type="float">
            <text:p>18784</text:p>
          </table:table-cell>
          <table:table-cell table:formula="of:=SUM([.F2:.F163])" office:value-type="float" office:value="95" calcext:value-type="float">
            <text:p>95</text:p>
          </table:table-cell>
          <table:table-cell table:formula="of:=SUM([.G2:.G163])" office:value-type="float" office:value="135" calcext:value-type="float">
            <text:p>135</text:p>
          </table:table-cell>
          <table:table-cell table:formula="of:=[.G165]-[.F165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18185" calcext:value-type="float">
            <text:p>18185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33])" office:value-type="float" office:value="32" calcext:value-type="float">
            <text:p>32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33])" office:value-type="float" office:value="18909" calcext:value-type="float">
            <text:p>18909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3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4]-[.$I$1]" office:value-type="float" office:value="547" calcext:value-type="float">
            <text:p>547</text:p>
          </table:table-cell>
          <table:table-cell/>
          <table:table-cell table:formula="of:=COUNTA([.C2:.C59])" office:value-type="float" office:value="58" calcext:value-type="float">
            <text:p>58</text:p>
          </table:table-cell>
          <table:table-cell office:value-type="string" calcext:value-type="string">
            <text:p>total de arquivo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5]-[.$I$1]" office:value-type="float" office:value="171" calcext:value-type="float">
            <text:p>171</text:p>
          </table:table-cell>
          <table:table-cell/>
          <table:table-cell table:formula="of:=SUM([.C2:.C59])" office:value-type="float" office:value="21243" calcext:value-type="float">
            <text:p>21243</text:p>
          </table:table-cell>
          <table:table-cell office:value-type="string" calcext:value-type="string">
            <text:p>linha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6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7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8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9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0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1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12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13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4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5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6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7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8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9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20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21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22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23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24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25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26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27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28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29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30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31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32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33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office:value-type="float" office:value="825" calcext:value-type="float">
            <text:p>825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104855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1:41:50.9528584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10-03T11:55:04.094541484</dc:date>
    <meta:editing-duration>PT8H57M30S</meta:editing-duration>
    <meta:editing-cycles>79</meta:editing-cycles>
    <meta:generator>LibreOffice/4.3.3.2$Linux_X86_64 LibreOffice_project/430m0$Build-2</meta:generator>
    <dc:creator>Marcelo Diniz</dc:creator>
    <meta:document-statistic meta:table-count="3" meta:cell-count="18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">
                <text:p>40</text:p>
                <draw:g>
                  <svg:desc>Cálculos.H165:Cálculos.H165 Cálculos.F165:Cálculos.F165</svg:desc>
                </draw:g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969">
                <text:p>36969</text:p>
                <draw:g>
                  <svg:desc>Cálculos.D165:Cálculos.E165</svg:desc>
                </draw:g>
              </table:table-cell>
              <table:table-cell office:value-type="float" office:value="18784">
                <text:p>187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